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63mm"/>
    </style:style>
    <style:style style:name="co2" style:family="table-column">
      <style:table-column-properties fo:break-before="auto" style:column-width="25.06mm"/>
    </style:style>
    <style:style style:name="co3" style:family="table-column">
      <style:table-column-properties fo:break-before="auto" style:column-width="16.7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24.43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36.71mm"/>
    </style:style>
    <style:style style:name="co9" style:family="table-column">
      <style:table-column-properties fo:break-before="auto" style:column-width="37.75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0.06mm"/>
    </style:style>
    <style:style style:name="co12" style:family="table-column">
      <style:table-column-properties fo:break-before="auto" style:column-width="34.2mm"/>
    </style:style>
    <style:style style:name="co13" style:family="table-column">
      <style:table-column-properties fo:break-before="auto" style:column-width="45.01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44.19mm"/>
    </style:style>
    <style:style style:name="co16" style:family="table-column">
      <style:table-column-properties fo:break-before="auto" style:column-width="39.41mm"/>
    </style:style>
    <style:style style:name="co17" style:family="table-column">
      <style:table-column-properties fo:break-before="auto" style:column-width="30.46mm"/>
    </style:style>
    <style:style style:name="co18" style:family="table-column">
      <style:table-column-properties fo:break-before="auto" style:column-width="24.64mm"/>
    </style:style>
    <style:style style:name="co19" style:family="table-column">
      <style:table-column-properties fo:break-before="auto" style:column-width="38.3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35mm"/>
    </style:style>
    <style:style style:name="co22" style:family="table-column">
      <style:table-column-properties fo:break-before="auto" style:column-width="69.34mm"/>
    </style:style>
    <style:style style:name="co23" style:family="table-column">
      <style:table-column-properties fo:break-before="auto" style:column-width="35.67mm"/>
    </style:style>
    <style:style style:name="co24" style:family="table-column">
      <style:table-column-properties fo:break-before="auto" style:column-width="36.07mm"/>
    </style:style>
    <style:style style:name="co25" style:family="table-column">
      <style:table-column-properties fo:break-before="auto" style:column-width="17.57mm"/>
    </style:style>
    <style:style style:name="co26" style:family="table-column">
      <style:table-column-properties fo:break-before="auto" style:column-width="2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/>
    <style:style style:name="ce10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99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ss(1024kg)</text:p>
          </table:table-cell>
          <table:table-cell office:value-type="string" calcext:value-type="string">
            <text:p>Mass Kg</text:p>
          </table:table-cell>
          <table:table-cell office:value-type="string" calcext:value-type="string">
            <text:p>Diameter(km)</text:p>
          </table:table-cell>
          <table:table-cell office:value-type="string" calcext:value-type="string">
            <text:p>Radius (m)</text:p>
          </table:table-cell>
          <table:table-cell office:value-type="string" calcext:value-type="string">
            <text:p>Density(kg/m3)</text:p>
          </table:table-cell>
          <table:table-cell office:value-type="string" calcext:value-type="string">
            <text:p>Gravity(m/s2)</text:p>
          </table:table-cell>
          <table:table-cell office:value-type="string" calcext:value-type="string">
            <text:p>Escape Velocity(km/s)</text:p>
          </table:table-cell>
          <table:table-cell office:value-type="string" calcext:value-type="string">
            <text:p>Rotation Period(hours)</text:p>
          </table:table-cell>
          <table:table-cell office:value-type="string" calcext:value-type="string">
            <text:p>Length of Day (hours)</text:p>
          </table:table-cell>
          <table:table-cell office:value-type="string" calcext:value-type="string">
            <text:p>Distance from Sun(106 km)</text:p>
          </table:table-cell>
          <table:table-cell office:value-type="string" calcext:value-type="string">
            <text:p>Distance from sun (m)</text:p>
          </table:table-cell>
          <table:table-cell office:value-type="string" calcext:value-type="string">
            <text:p>Perihelion(106 km)</text:p>
          </table:table-cell>
          <table:table-cell office:value-type="string" calcext:value-type="string">
            <text:p>Aphelion(106 km)</text:p>
          </table:table-cell>
          <table:table-cell office:value-type="string" calcext:value-type="string">
            <text:p>Orbital Period(days)</text:p>
          </table:table-cell>
          <table:table-cell office:value-type="string" calcext:value-type="string">
            <text:p>Orbital Period (s)</text:p>
          </table:table-cell>
          <table:table-cell office:value-type="string" calcext:value-type="string">
            <text:p>Orbital Velocity(km/s)</text:p>
          </table:table-cell>
          <table:table-cell office:value-type="string" calcext:value-type="string">
            <text:p>Orbital velocity (m/s)</text:p>
          </table:table-cell>
          <table:table-cell office:value-type="string" calcext:value-type="string">
            <text:p>Orbital Inclination(degrees)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(degrees)</text:p>
          </table:table-cell>
          <table:table-cell office:value-type="string" calcext:value-type="string">
            <text:p>Mean Temperature(C)</text:p>
          </table:table-cell>
          <table:table-cell office:value-type="string" calcext:value-type="string">
            <text:p>Surface Pressure(bars)</text:p>
          </table:table-cell>
          <table:table-cell office:value-type="string" calcext:value-type="string">
            <text:p>Number of Moons</text:p>
          </table:table-cell>
          <table:table-cell office:value-type="string" calcext:value-type="string">
            <text:p>Ring System?</text:p>
          </table:table-cell>
          <table:table-cell office:value-type="string" calcext:value-type="string">
            <text:p>Global Magnetic Field?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MERCURY </text:p>
          </table:table-cell>
          <table:table-cell office:value-type="float" office:value="0.33" calcext:value-type="float">
            <text:p>0.33</text:p>
          </table:table-cell>
          <table:table-cell table:formula="of:=[.B2]*1E+024" office:value-type="float" office:value="3.3E+023" calcext:value-type="float">
            <text:p>3.3E+023</text:p>
          </table:table-cell>
          <table:table-cell office:value-type="float" office:value="4879" calcext:value-type="float">
            <text:p>4879</text:p>
          </table:table-cell>
          <table:table-cell table:formula="of:=([.D2]*1000)/2" office:value-type="float" office:value="2439500" calcext:value-type="float">
            <text:p>2439500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office:value-type="float" office:value="57.9" calcext:value-type="float">
            <text:p>57.9</text:p>
          </table:table-cell>
          <table:table-cell table:formula="of:=[.K2]*1000000000" office:value-type="float" office:value="57900000000" calcext:value-type="float">
            <text:p>57900000000</text:p>
          </table:table-cell>
          <table:table-cell office:value-type="float" office:value="46" calcext:value-type="float">
            <text:p>46</text:p>
          </table:table-cell>
          <table:table-cell office:value-type="float" office:value="69.8" calcext:value-type="float">
            <text:p>69.8</text:p>
          </table:table-cell>
          <table:table-cell office:value-type="float" office:value="88" calcext:value-type="float">
            <text:p>88</text:p>
          </table:table-cell>
          <table:table-cell table:formula="of:=[.O2]*24*60*60" office:value-type="float" office:value="7603200" calcext:value-type="float">
            <text:p>7603200</text:p>
          </table:table-cell>
          <table:table-cell office:value-type="float" office:value="47.4" calcext:value-type="float">
            <text:p>47.4</text:p>
          </table:table-cell>
          <table:table-cell table:formula="of:=[.Q2]*1000" office:value-type="float" office:value="47400" calcext:value-type="float">
            <text:p>47400</text:p>
          </table:table-cell>
          <table:table-cell office:value-type="float" office:value="7" calcext:value-type="float">
            <text:p>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4" calcext:value-type="float">
            <text:p>0.03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VENUS </text:p>
          </table:table-cell>
          <table:table-cell office:value-type="float" office:value="4.87" calcext:value-type="float">
            <text:p>4.87</text:p>
          </table:table-cell>
          <table:table-cell table:formula="of:=[.B3]*1E+024" office:value-type="float" office:value="4.87E+024" calcext:value-type="float">
            <text:p>4.87E+024</text:p>
          </table:table-cell>
          <table:table-cell office:value-type="float" office:value="12104" calcext:value-type="float">
            <text:p>12104</text:p>
          </table:table-cell>
          <table:table-cell table:formula="of:=([.D3]*1000)/2" office:value-type="float" office:value="6052000" calcext:value-type="float">
            <text:p>6052000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office:value-type="float" office:value="108.2" calcext:value-type="float">
            <text:p>108.2</text:p>
          </table:table-cell>
          <table:table-cell table:formula="of:=[.K3]*1000000000" office:value-type="float" office:value="108200000000" calcext:value-type="float">
            <text:p>108200000000</text:p>
          </table:table-cell>
          <table:table-cell office:value-type="float" office:value="107.5" calcext:value-type="float">
            <text:p>107.5</text:p>
          </table:table-cell>
          <table:table-cell office:value-type="float" office:value="108.9" calcext:value-type="float">
            <text:p>108.9</text:p>
          </table:table-cell>
          <table:table-cell office:value-type="float" office:value="224.7" calcext:value-type="float">
            <text:p>224.7</text:p>
          </table:table-cell>
          <table:table-cell table:formula="of:=[.O3]*24*60*60" office:value-type="float" office:value="19414080" calcext:value-type="float">
            <text:p>19414080</text:p>
          </table:table-cell>
          <table:table-cell office:value-type="float" office:value="35" calcext:value-type="float">
            <text:p>35</text:p>
          </table:table-cell>
          <table:table-cell table:formula="of:=[.Q3]*1000" office:value-type="float" office:value="35000" calcext:value-type="float">
            <text:p>35000</text:p>
          </table:table-cell>
          <table:table-cell office:value-type="float" office:value="3.4" calcext:value-type="float">
            <text:p>3.4</text:p>
          </table:table-cell>
          <table:table-cell office:value-type="float" office:value="0.007" calcext:value-type="float">
            <text:p>0.007</text:p>
          </table:table-cell>
          <table:table-cell office:value-type="float" office:value="177.4" calcext:value-type="float">
            <text:p>177.4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EARTH </text:p>
          </table:table-cell>
          <table:table-cell office:value-type="float" office:value="5.97" calcext:value-type="float">
            <text:p>5.97</text:p>
          </table:table-cell>
          <table:table-cell table:formula="of:=[.B4]*1E+024" office:value-type="float" office:value="5.97E+024" calcext:value-type="float">
            <text:p>5.97E+024</text:p>
          </table:table-cell>
          <table:table-cell office:value-type="float" office:value="12756" calcext:value-type="float">
            <text:p>12756</text:p>
          </table:table-cell>
          <table:table-cell table:formula="of:=([.D4]*1000)/2" office:value-type="float" office:value="6378000" calcext:value-type="float">
            <text:p>6378000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149.6" calcext:value-type="float">
            <text:p>149.6</text:p>
          </table:table-cell>
          <table:table-cell table:formula="of:=[.K4]*1000000000" office:value-type="float" office:value="149600000000" calcext:value-type="float">
            <text:p>149600000000</text:p>
          </table:table-cell>
          <table:table-cell office:value-type="float" office:value="147.1" calcext:value-type="float">
            <text:p>147.1</text:p>
          </table:table-cell>
          <table:table-cell office:value-type="float" office:value="152.1" calcext:value-type="float">
            <text:p>152.1</text:p>
          </table:table-cell>
          <table:table-cell office:value-type="float" office:value="365.2" calcext:value-type="float">
            <text:p>365.2</text:p>
          </table:table-cell>
          <table:table-cell table:formula="of:=[.O4]*24*60*60" office:value-type="float" office:value="31553280" calcext:value-type="float">
            <text:p>31553280</text:p>
          </table:table-cell>
          <table:table-cell office:value-type="float" office:value="29.8" calcext:value-type="float">
            <text:p>29.8</text:p>
          </table:table-cell>
          <table:table-cell table:formula="of:=[.Q4]*1000"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MOON </text:p>
          </table:table-cell>
          <table:table-cell office:value-type="float" office:value="0.073" calcext:value-type="float">
            <text:p>0.073</text:p>
          </table:table-cell>
          <table:table-cell table:formula="of:=[.B5]*1E+024" office:value-type="float" office:value="7.3E+022" calcext:value-type="float">
            <text:p>7.3E+022</text:p>
          </table:table-cell>
          <table:table-cell office:value-type="float" office:value="3475" calcext:value-type="float">
            <text:p>3475</text:p>
          </table:table-cell>
          <table:table-cell table:formula="of:=([.D5]*1000)/2" office:value-type="float" office:value="1737500" calcext:value-type="float">
            <text:p>1737500</text:p>
          </table:table-cell>
          <table:table-cell office:value-type="float" office:value="3340" calcext:value-type="float">
            <text:p>3340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655.7" calcext:value-type="float">
            <text:p>655.7</text:p>
          </table:table-cell>
          <table:table-cell office:value-type="float" office:value="708.7" calcext:value-type="float">
            <text:p>708.7</text:p>
          </table:table-cell>
          <table:table-cell office:value-type="float" office:value="0.384" calcext:value-type="float">
            <text:p>0.384</text:p>
          </table:table-cell>
          <table:table-cell table:formula="of:=[.K5]*1000000000" office:value-type="float" office:value="384000000" calcext:value-type="float">
            <text:p>384000000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0.406*</text:p>
          </table:table-cell>
          <table:table-cell office:value-type="float" office:value="27.3" calcext:value-type="float">
            <text:p>27.3</text:p>
          </table:table-cell>
          <table:table-cell table:formula="of:=[.O5]*24*60*60" office:value-type="float" office:value="2358720" calcext:value-type="float">
            <text:p>2358720</text:p>
          </table:table-cell>
          <table:table-cell office:value-type="float" office:value="1" calcext:value-type="float">
            <text:p>1</text:p>
          </table:table-cell>
          <table:table-cell table:formula="of:=[.Q5]*1000" office:value-type="float" office:value="1000" calcext:value-type="float">
            <text:p>1000</text:p>
          </table:table-cell>
          <table:table-cell office:value-type="float" office:value="5.1" calcext:value-type="float">
            <text:p>5.1</text:p>
          </table:table-cell>
          <table:table-cell office:value-type="float" office:value="0.055" calcext:value-type="float">
            <text:p>0.055</text:p>
          </table:table-cell>
          <table:table-cell office:value-type="float" office:value="6.7" calcext:value-type="float">
            <text:p>6.7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MARS </text:p>
          </table:table-cell>
          <table:table-cell office:value-type="float" office:value="0.642" calcext:value-type="float">
            <text:p>0.642</text:p>
          </table:table-cell>
          <table:table-cell table:formula="of:=[.B6]*1E+024" office:value-type="float" office:value="6.42E+023" calcext:value-type="float">
            <text:p>6.42E+023</text:p>
          </table:table-cell>
          <table:table-cell office:value-type="float" office:value="6792" calcext:value-type="float">
            <text:p>6792</text:p>
          </table:table-cell>
          <table:table-cell table:formula="of:=([.D6]*1000)/2" office:value-type="float" office:value="3396000" calcext:value-type="float">
            <text:p>3396000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27.9" calcext:value-type="float">
            <text:p>227.9</text:p>
          </table:table-cell>
          <table:table-cell table:formula="of:=[.K6]*1000000000" office:value-type="float" office:value="227900000000" calcext:value-type="float">
            <text:p>227900000000</text:p>
          </table:table-cell>
          <table:table-cell office:value-type="float" office:value="206.6" calcext:value-type="float">
            <text:p>206.6</text:p>
          </table:table-cell>
          <table:table-cell office:value-type="float" office:value="249.2" calcext:value-type="float">
            <text:p>249.2</text:p>
          </table:table-cell>
          <table:table-cell office:value-type="float" office:value="687" calcext:value-type="float">
            <text:p>687</text:p>
          </table:table-cell>
          <table:table-cell table:formula="of:=[.O6]*24*60*60" office:value-type="float" office:value="59356800" calcext:value-type="float">
            <text:p>59356800</text:p>
          </table:table-cell>
          <table:table-cell office:value-type="float" office:value="24.1" calcext:value-type="float">
            <text:p>24.1</text:p>
          </table:table-cell>
          <table:table-cell table:formula="of:=[.Q6]*1000" office:value-type="float" office:value="24100" calcext:value-type="float">
            <text:p>24100</text:p>
          </table:table-cell>
          <table:table-cell office:value-type="float" office:value="1.9" calcext:value-type="float">
            <text:p>1.9</text:p>
          </table:table-cell>
          <table:table-cell office:value-type="float" office:value="0.094" calcext:value-type="float">
            <text:p>0.094</text:p>
          </table:table-cell>
          <table:table-cell office:value-type="float" office:value="25.2" calcext:value-type="float">
            <text:p>25.2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JUPITER </text:p>
          </table:table-cell>
          <table:table-cell office:value-type="float" office:value="1898" calcext:value-type="float">
            <text:p>1898</text:p>
          </table:table-cell>
          <table:table-cell table:formula="of:=[.B7]*1E+024" office:value-type="float" office:value="1.898E+027" calcext:value-type="float">
            <text:p>1.898E+027</text:p>
          </table:table-cell>
          <table:table-cell office:value-type="float" office:value="142984" calcext:value-type="float">
            <text:p>142984</text:p>
          </table:table-cell>
          <table:table-cell table:formula="of:=([.D7]*1000)/2" office:value-type="float" office:value="71492000" calcext:value-type="float">
            <text:p>71492000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778.6" calcext:value-type="float">
            <text:p>778.6</text:p>
          </table:table-cell>
          <table:table-cell table:formula="of:=[.K7]*1000000000" office:value-type="float" office:value="778600000000" calcext:value-type="float">
            <text:p>778600000000</text:p>
          </table:table-cell>
          <table:table-cell office:value-type="float" office:value="740.5" calcext:value-type="float">
            <text:p>740.5</text:p>
          </table:table-cell>
          <table:table-cell office:value-type="float" office:value="816.6" calcext:value-type="float">
            <text:p>816.6</text:p>
          </table:table-cell>
          <table:table-cell office:value-type="float" office:value="4331" calcext:value-type="float">
            <text:p>4331</text:p>
          </table:table-cell>
          <table:table-cell table:formula="of:=[.O7]*24*60*60" office:value-type="float" office:value="374198400" calcext:value-type="float">
            <text:p>374198400</text:p>
          </table:table-cell>
          <table:table-cell office:value-type="float" office:value="13.1" calcext:value-type="float">
            <text:p>13.1</text:p>
          </table:table-cell>
          <table:table-cell table:formula="of:=[.Q7]*1000" office:value-type="float" office:value="13100" calcext:value-type="float">
            <text:p>13100</text:p>
          </table:table-cell>
          <table:table-cell office:value-type="float" office:value="1.3" calcext:value-type="float">
            <text:p>1.3</text:p>
          </table:table-cell>
          <table:table-cell office:value-type="float" office:value="0.049" calcext:value-type="float">
            <text:p>0.049</text:p>
          </table:table-cell>
          <table:table-cell office:value-type="float" office:value="3.1" calcext:value-type="float">
            <text:p>3.1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Unknown*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SATURN </text:p>
          </table:table-cell>
          <table:table-cell office:value-type="float" office:value="568" calcext:value-type="float">
            <text:p>568</text:p>
          </table:table-cell>
          <table:table-cell table:formula="of:=[.B8]*1E+024" office:value-type="float" office:value="5.68E+026" calcext:value-type="float">
            <text:p>5.68E+026</text:p>
          </table:table-cell>
          <table:table-cell office:value-type="float" office:value="120536" calcext:value-type="float">
            <text:p>120536</text:p>
          </table:table-cell>
          <table:table-cell table:formula="of:=([.D8]*1000)/2" office:value-type="float" office:value="60268000" calcext:value-type="float">
            <text:p>60268000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433.5" calcext:value-type="float">
            <text:p>1433.5</text:p>
          </table:table-cell>
          <table:table-cell table:formula="of:=[.K8]*1000000000" office:value-type="float" office:value="1433500000000" calcext:value-type="float">
            <text:p>1433500000000</text:p>
          </table:table-cell>
          <table:table-cell office:value-type="float" office:value="1352.6" calcext:value-type="float">
            <text:p>1352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10747" calcext:value-type="float">
            <text:p>10747</text:p>
          </table:table-cell>
          <table:table-cell table:formula="of:=[.O8]*24*60*60" office:value-type="float" office:value="928540800" calcext:value-type="float">
            <text:p>928540800</text:p>
          </table:table-cell>
          <table:table-cell office:value-type="float" office:value="9.7" calcext:value-type="float">
            <text:p>9.7</text:p>
          </table:table-cell>
          <table:table-cell table:formula="of:=[.Q8]*1000" office:value-type="float" office:value="9700" calcext:value-type="float">
            <text:p>9700</text:p>
          </table:table-cell>
          <table:table-cell office:value-type="float" office:value="2.5" calcext:value-type="float">
            <text:p>2.5</text:p>
          </table:table-cell>
          <table:table-cell office:value-type="float" office:value="0.057" calcext:value-type="float">
            <text:p>0.057</text:p>
          </table:table-cell>
          <table:table-cell office:value-type="float" office:value="26.7" calcext:value-type="float">
            <text:p>26.7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Unknown*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URANUS </text:p>
          </table:table-cell>
          <table:table-cell office:value-type="float" office:value="86.8" calcext:value-type="float">
            <text:p>86.8</text:p>
          </table:table-cell>
          <table:table-cell table:formula="of:=[.B9]*1E+024" office:value-type="float" office:value="8.68E+025" calcext:value-type="float">
            <text:p>8.68E+025</text:p>
          </table:table-cell>
          <table:table-cell office:value-type="float" office:value="51118" calcext:value-type="float">
            <text:p>51118</text:p>
          </table:table-cell>
          <table:table-cell table:formula="of:=([.D9]*1000)/2" office:value-type="float" office:value="25559000" calcext:value-type="float">
            <text:p>25559000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office:value-type="float" office:value="21.3" calcext:value-type="float">
            <text:p>21.3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office:value-type="float" office:value="2872.5" calcext:value-type="float">
            <text:p>2872.5</text:p>
          </table:table-cell>
          <table:table-cell table:formula="of:=[.K9]*1000000000" office:value-type="float" office:value="2872500000000" calcext:value-type="float">
            <text:p>2872500000000</text:p>
          </table:table-cell>
          <table:table-cell office:value-type="float" office:value="2741.3" calcext:value-type="float">
            <text:p>2741.3</text:p>
          </table:table-cell>
          <table:table-cell office:value-type="float" office:value="3003.6" calcext:value-type="float">
            <text:p>3003.6</text:p>
          </table:table-cell>
          <table:table-cell office:value-type="float" office:value="30589" calcext:value-type="float">
            <text:p>30589</text:p>
          </table:table-cell>
          <table:table-cell table:formula="of:=[.O9]*24*60*60" office:value-type="float" office:value="2642889600" calcext:value-type="float">
            <text:p>2642889600</text:p>
          </table:table-cell>
          <table:table-cell office:value-type="float" office:value="6.8" calcext:value-type="float">
            <text:p>6.8</text:p>
          </table:table-cell>
          <table:table-cell table:formula="of:=[.Q9]*1000" office:value-type="float" office:value="6800" calcext:value-type="float">
            <text:p>6800</text:p>
          </table:table-cell>
          <table:table-cell office:value-type="float" office:value="0.8" calcext:value-type="float">
            <text:p>0.8</text:p>
          </table:table-cell>
          <table:table-cell office:value-type="float" office:value="0.046" calcext:value-type="float">
            <text:p>0.046</text:p>
          </table:table-cell>
          <table:table-cell office:value-type="float" office:value="97.8" calcext:value-type="float">
            <text:p>97.8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Unknown*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NEPTUNE </text:p>
          </table:table-cell>
          <table:table-cell office:value-type="float" office:value="102" calcext:value-type="float">
            <text:p>102</text:p>
          </table:table-cell>
          <table:table-cell table:formula="of:=[.B10]*1E+024" office:value-type="float" office:value="1.02E+026" calcext:value-type="float">
            <text:p>1.02E+026</text:p>
          </table:table-cell>
          <table:table-cell office:value-type="float" office:value="49528" calcext:value-type="float">
            <text:p>49528</text:p>
          </table:table-cell>
          <table:table-cell table:formula="of:=([.D10]*1000)/2" office:value-type="float" office:value="24764000" calcext:value-type="float">
            <text:p>2476400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4495.1" calcext:value-type="float">
            <text:p>4495.1</text:p>
          </table:table-cell>
          <table:table-cell table:formula="of:=[.K10]*1000000000" office:value-type="float" office:value="4495100000000" calcext:value-type="float">
            <text:p>4495100000000</text:p>
          </table:table-cell>
          <table:table-cell office:value-type="float" office:value="4444.5" calcext:value-type="float">
            <text:p>4444.5</text:p>
          </table:table-cell>
          <table:table-cell office:value-type="float" office:value="4545.7" calcext:value-type="float">
            <text:p>4545.7</text:p>
          </table:table-cell>
          <table:table-cell office:value-type="float" office:value="59800" calcext:value-type="float">
            <text:p>59800</text:p>
          </table:table-cell>
          <table:table-cell table:formula="of:=[.O10]*24*60*60" office:value-type="float" office:value="5166720000" calcext:value-type="float">
            <text:p>5166720000</text:p>
          </table:table-cell>
          <table:table-cell office:value-type="float" office:value="5.4" calcext:value-type="float">
            <text:p>5.4</text:p>
          </table:table-cell>
          <table:table-cell table:formula="of:=[.Q10]*1000" office:value-type="float" office:value="5400" calcext:value-type="float">
            <text:p>5400</text:p>
          </table:table-cell>
          <table:table-cell office:value-type="float" office:value="1.8" calcext:value-type="float">
            <text:p>1.8</text:p>
          </table:table-cell>
          <table:table-cell office:value-type="float" office:value="0.011" calcext:value-type="float">
            <text:p>0.011</text:p>
          </table:table-cell>
          <table:table-cell office:value-type="float" office:value="28.3" calcext:value-type="float">
            <text:p>28.3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Unknown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 PLUTO </text:p>
          </table:table-cell>
          <table:table-cell office:value-type="float" office:value="0.0146" calcext:value-type="float">
            <text:p>0.0146</text:p>
          </table:table-cell>
          <table:table-cell table:formula="of:=[.B11]*1E+024" office:value-type="float" office:value="1.46E+022" calcext:value-type="float">
            <text:p>1.46E+022</text:p>
          </table:table-cell>
          <table:table-cell office:value-type="float" office:value="2370" calcext:value-type="float">
            <text:p>2370</text:p>
          </table:table-cell>
          <table:table-cell table:formula="of:=([.D11]*1000)/2" office:value-type="float" office:value="1185000" calcext:value-type="float">
            <text:p>118500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office:value-type="float" office:value="5906.4" calcext:value-type="float">
            <text:p>5906.4</text:p>
          </table:table-cell>
          <table:table-cell table:formula="of:=[.K11]*1000000000" office:value-type="float" office:value="5906400000000" calcext:value-type="float">
            <text:p>5906400000000</text:p>
          </table:table-cell>
          <table:table-cell office:value-type="float" office:value="4436.8" calcext:value-type="float">
            <text:p>4436.8</text:p>
          </table:table-cell>
          <table:table-cell office:value-type="float" office:value="7375.9" calcext:value-type="float">
            <text:p>7375.9</text:p>
          </table:table-cell>
          <table:table-cell office:value-type="float" office:value="90560" calcext:value-type="float">
            <text:p>90560</text:p>
          </table:table-cell>
          <table:table-cell table:formula="of:=[.O11]*24*60*60" office:value-type="float" office:value="7824384000" calcext:value-type="float">
            <text:p>7824384000</text:p>
          </table:table-cell>
          <table:table-cell office:value-type="float" office:value="4.7" calcext:value-type="float">
            <text:p>4.7</text:p>
          </table:table-cell>
          <table:table-cell table:formula="of:=[.Q11]*1000" office:value-type="float" office:value="4700" calcext:value-type="float">
            <text:p>4700</text:p>
          </table:table-cell>
          <table:table-cell office:value-type="float" office:value="17.2" calcext:value-type="float">
            <text:p>17.2</text:p>
          </table:table-cell>
          <table:table-cell office:value-type="float" office:value="0.244" calcext:value-type="float">
            <text:p>0.244</text:p>
          </table:table-cell>
          <table:table-cell office:value-type="float" office:value="122.5" calcext:value-type="float">
            <text:p>122.5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known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nssdc.gsfc.nasa.gov/planetary/factsheet/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ble data" table:style-name="ta1">
        <table:table-column table:style-name="co21" table:default-cell-style-name="ce2"/>
        <table:table-column table:style-name="co22" table:default-cell-style-name="ce2"/>
        <table:table-column table:style-name="co18" table:default-cell-style-name="ce2"/>
        <table:table-column table:style-name="co9" table:default-cell-style-name="ce2"/>
        <table:table-column table:style-name="co23" table:default-cell-style-name="ce2"/>
        <table:table-column table:style-name="co20" table:number-columns-repeated="1017" table:default-cell-style-name="ce2"/>
        <table:table-row table:style-name="ro1"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Mass Kg</text:p>
          </table:table-cell>
          <table:table-cell office:value-type="string" calcext:value-type="string">
            <text:p>Radius (m)</text:p>
          </table:table-cell>
          <table:table-cell office:value-type="string" calcext:value-type="string">
            <text:p>Distance from sun (m)</text:p>
          </table:table-cell>
          <table:table-cell office:value-type="string" calcext:value-type="string">
            <text:p>Orbital velocity (m/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ERCURY </text:p>
          </table:table-cell>
          <table:table-cell office:value-type="float" office:value="3.3E+023" calcext:value-type="float">
            <text:p>330,000,000,000,000,000,000,000.00</text:p>
          </table:table-cell>
          <table:table-cell office:value-type="float" office:value="2439500" calcext:value-type="float">
            <text:p>2,439,500.00</text:p>
          </table:table-cell>
          <table:table-cell office:value-type="float" office:value="57900000000" calcext:value-type="float">
            <text:p>57,900,000,000.00</text:p>
          </table:table-cell>
          <table:table-cell office:value-type="float" office:value="47400" calcext:value-type="float">
            <text:p>47,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VENUS </text:p>
          </table:table-cell>
          <table:table-cell office:value-type="float" office:value="4.87E+024" calcext:value-type="float">
            <text:p>4,870,000,000,000,000,000,000,000.00</text:p>
          </table:table-cell>
          <table:table-cell office:value-type="float" office:value="6052000" calcext:value-type="float">
            <text:p>6,052,000.00</text:p>
          </table:table-cell>
          <table:table-cell office:value-type="float" office:value="108200000000" calcext:value-type="float">
            <text:p>108,200,000,000.00</text:p>
          </table:table-cell>
          <table:table-cell office:value-type="float" office:value="35000" calcext:value-type="float">
            <text:p>35,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EARTH </text:p>
          </table:table-cell>
          <table:table-cell office:value-type="float" office:value="5.97E+024" calcext:value-type="float">
            <text:p>5,970,000,000,000,000,000,000,000.00</text:p>
          </table:table-cell>
          <table:table-cell office:value-type="float" office:value="6378000" calcext:value-type="float">
            <text:p>6,378,000.00</text:p>
          </table:table-cell>
          <table:table-cell office:value-type="float" office:value="149600000000" calcext:value-type="float">
            <text:p>149,600,000,000.00</text:p>
          </table:table-cell>
          <table:table-cell office:value-type="float" office:value="29800" calcext:value-type="float">
            <text:p>29,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OON </text:p>
          </table:table-cell>
          <table:table-cell office:value-type="float" office:value="7.3E+022" calcext:value-type="float">
            <text:p>73,000,000,000,000,000,000,000.00</text:p>
          </table:table-cell>
          <table:table-cell office:value-type="float" office:value="1737500" calcext:value-type="float">
            <text:p>1,737,500.00</text:p>
          </table:table-cell>
          <table:table-cell office:value-type="float" office:value="384000000" calcext:value-type="float">
            <text:p>384,000,000.00</text:p>
          </table:table-cell>
          <table:table-cell office:value-type="float" office:value="1000" calcext:value-type="float">
            <text:p>1,0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ARS </text:p>
          </table:table-cell>
          <table:table-cell office:value-type="float" office:value="6.42E+023" calcext:value-type="float">
            <text:p>642,000,000,000,000,000,000,000.00</text:p>
          </table:table-cell>
          <table:table-cell office:value-type="float" office:value="3396000" calcext:value-type="float">
            <text:p>3,396,000.00</text:p>
          </table:table-cell>
          <table:table-cell office:value-type="float" office:value="227900000000" calcext:value-type="float">
            <text:p>227,900,000,000.00</text:p>
          </table:table-cell>
          <table:table-cell office:value-type="float" office:value="24100" calcext:value-type="float">
            <text:p>24,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JUPITER </text:p>
          </table:table-cell>
          <table:table-cell office:value-type="float" office:value="1.898E+027" calcext:value-type="float">
            <text:p>1,898,000,000,000,000,000,000,000,000.00</text:p>
          </table:table-cell>
          <table:table-cell office:value-type="float" office:value="71492000" calcext:value-type="float">
            <text:p>71,492,000.00</text:p>
          </table:table-cell>
          <table:table-cell office:value-type="float" office:value="778600000000" calcext:value-type="float">
            <text:p>778,600,000,000.00</text:p>
          </table:table-cell>
          <table:table-cell office:value-type="float" office:value="13100" calcext:value-type="float">
            <text:p>13,1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SATURN </text:p>
          </table:table-cell>
          <table:table-cell office:value-type="float" office:value="5.68E+026" calcext:value-type="float">
            <text:p>568,000,000,000,000,000,000,000,000.00</text:p>
          </table:table-cell>
          <table:table-cell office:value-type="float" office:value="60268000" calcext:value-type="float">
            <text:p>60,268,000.00</text:p>
          </table:table-cell>
          <table:table-cell office:value-type="float" office:value="1433500000000" calcext:value-type="float">
            <text:p>1,433,500,000,000.00</text:p>
          </table:table-cell>
          <table:table-cell office:value-type="float" office:value="9700" calcext:value-type="float">
            <text:p>9,7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URANUS </text:p>
          </table:table-cell>
          <table:table-cell office:value-type="float" office:value="8.68E+025" calcext:value-type="float">
            <text:p>86,800,000,000,000,000,000,000,000.00</text:p>
          </table:table-cell>
          <table:table-cell office:value-type="float" office:value="25559000" calcext:value-type="float">
            <text:p>25,559,000.00</text:p>
          </table:table-cell>
          <table:table-cell office:value-type="float" office:value="2872500000000" calcext:value-type="float">
            <text:p>2,872,500,000,000.00</text:p>
          </table:table-cell>
          <table:table-cell office:value-type="float" office:value="6800" calcext:value-type="float">
            <text:p>6,8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NEPTUNE </text:p>
          </table:table-cell>
          <table:table-cell office:value-type="float" office:value="1.02E+026" calcext:value-type="float">
            <text:p>102,000,000,000,000,000,000,000,000.00</text:p>
          </table:table-cell>
          <table:table-cell office:value-type="float" office:value="24764000" calcext:value-type="float">
            <text:p>24,764,000.00</text:p>
          </table:table-cell>
          <table:table-cell office:value-type="float" office:value="4495100000000" calcext:value-type="float">
            <text:p>4,495,100,000,000.00</text:p>
          </table:table-cell>
          <table:table-cell office:value-type="float" office:value="5400" calcext:value-type="float">
            <text:p>5,40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PLUTO </text:p>
          </table:table-cell>
          <table:table-cell office:value-type="float" office:value="1.46E+022" calcext:value-type="float">
            <text:p>14,600,000,000,000,000,000,000.00</text:p>
          </table:table-cell>
          <table:table-cell office:value-type="float" office:value="1185000" calcext:value-type="float">
            <text:p>1,185,000.00</text:p>
          </table:table-cell>
          <table:table-cell office:value-type="float" office:value="5906400000000" calcext:value-type="float">
            <text:p>5,906,400,000,000.00</text:p>
          </table:table-cell>
          <table:table-cell office:value-type="float" office:value="4700" calcext:value-type="float">
            <text:p>4,700.00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ets" table:style-name="ta1">
        <table:table-column table:style-name="co20" table:default-cell-style-name="ce7"/>
        <table:table-column table:style-name="co24" table:default-cell-style-name="ce7"/>
        <table:table-column table:style-name="co20" table:default-cell-style-name="ce7"/>
        <table:table-column table:style-name="co22" table:default-cell-style-name="ce7"/>
        <table:table-column table:style-name="co20" table:number-columns-repeated="1020" table:default-cell-style-name="ce7"/>
        <table:table-row table:style-name="ro1">
          <table:table-cell table:style-name="ce6" office:value-type="string" calcext:value-type="string">
            <text:p>Name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ERCURY </text:p>
          </table:table-cell>
          <table:table-cell office:value-type="float" office:value="57900000000" calcext:value-type="float">
            <text:p>5.79E+10</text:p>
          </table:table-cell>
          <table:table-cell office:value-type="float" office:value="0" calcext:value-type="float">
            <text:p>0.00E+00</text:p>
          </table:table-cell>
          <table:table-cell office:value-type="float" office:value="3.3E+023" calcext:value-type="float">
            <text:p>3.30E+23</text:p>
          </table:table-cell>
          <table:table-cell office:value-type="float" office:value="2439500" calcext:value-type="float">
            <text:p>2.44E+06</text:p>
          </table:table-cell>
          <table:table-cell office:value-type="float" office:value="0" calcext:value-type="float">
            <text:p>0.00E+00</text:p>
          </table:table-cell>
          <table:table-cell office:value-type="float" office:value="47400" calcext:value-type="float">
            <text:p>4.74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VENUS </text:p>
          </table:table-cell>
          <table:table-cell office:value-type="float" office:value="108200000000" calcext:value-type="float">
            <text:p>1.08E+11</text:p>
          </table:table-cell>
          <table:table-cell office:value-type="float" office:value="0" calcext:value-type="float">
            <text:p>0.00E+00</text:p>
          </table:table-cell>
          <table:table-cell office:value-type="float" office:value="4.87E+024" calcext:value-type="float">
            <text:p>4.87E+24</text:p>
          </table:table-cell>
          <table:table-cell office:value-type="float" office:value="6052000" calcext:value-type="float">
            <text:p>6.05E+06</text:p>
          </table:table-cell>
          <table:table-cell office:value-type="float" office:value="0" calcext:value-type="float">
            <text:p>0.00E+00</text:p>
          </table:table-cell>
          <table:table-cell office:value-type="float" office:value="35000" calcext:value-type="float">
            <text:p>3.50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EARTH </text:p>
          </table:table-cell>
          <table:table-cell office:value-type="float" office:value="149600000000" calcext:value-type="float">
            <text:p>1.50E+11</text:p>
          </table:table-cell>
          <table:table-cell office:value-type="float" office:value="0" calcext:value-type="float">
            <text:p>0.00E+00</text:p>
          </table:table-cell>
          <table:table-cell office:value-type="float" office:value="5.97E+024" calcext:value-type="float">
            <text:p>5.97E+24</text:p>
          </table:table-cell>
          <table:table-cell office:value-type="float" office:value="6378000" calcext:value-type="float">
            <text:p>6.38E+06</text:p>
          </table:table-cell>
          <table:table-cell office:value-type="float" office:value="0" calcext:value-type="float">
            <text:p>0.00E+00</text:p>
          </table:table-cell>
          <table:table-cell office:value-type="float" office:value="29800" calcext:value-type="float">
            <text:p>2.98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OON </text:p>
          </table:table-cell>
          <table:table-cell office:value-type="float" office:value="384000000" calcext:value-type="float">
            <text:p>3.84E+08</text:p>
          </table:table-cell>
          <table:table-cell office:value-type="float" office:value="0" calcext:value-type="float">
            <text:p>0.00E+00</text:p>
          </table:table-cell>
          <table:table-cell office:value-type="float" office:value="7.3E+022" calcext:value-type="float">
            <text:p>7.30E+22</text:p>
          </table:table-cell>
          <table:table-cell office:value-type="float" office:value="1737500" calcext:value-type="float">
            <text:p>1.74E+06</text:p>
          </table:table-cell>
          <table:table-cell office:value-type="float" office:value="0" calcext:value-type="float">
            <text:p>0.00E+00</text:p>
          </table:table-cell>
          <table:table-cell office:value-type="float" office:value="1000" calcext:value-type="float">
            <text:p>1.00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MARS </text:p>
          </table:table-cell>
          <table:table-cell office:value-type="float" office:value="227900000000" calcext:value-type="float">
            <text:p>2.28E+11</text:p>
          </table:table-cell>
          <table:table-cell office:value-type="float" office:value="0" calcext:value-type="float">
            <text:p>0.00E+00</text:p>
          </table:table-cell>
          <table:table-cell office:value-type="float" office:value="6.42E+023" calcext:value-type="float">
            <text:p>6.42E+23</text:p>
          </table:table-cell>
          <table:table-cell office:value-type="float" office:value="3396000" calcext:value-type="float">
            <text:p>3.40E+06</text:p>
          </table:table-cell>
          <table:table-cell office:value-type="float" office:value="0" calcext:value-type="float">
            <text:p>0.00E+00</text:p>
          </table:table-cell>
          <table:table-cell office:value-type="float" office:value="24100" calcext:value-type="float">
            <text:p>2.41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JUPITER </text:p>
          </table:table-cell>
          <table:table-cell office:value-type="float" office:value="778600000000" calcext:value-type="float">
            <text:p>7.79E+11</text:p>
          </table:table-cell>
          <table:table-cell office:value-type="float" office:value="0" calcext:value-type="float">
            <text:p>0.00E+00</text:p>
          </table:table-cell>
          <table:table-cell office:value-type="float" office:value="1.898E+027" calcext:value-type="float">
            <text:p>1.90E+27</text:p>
          </table:table-cell>
          <table:table-cell office:value-type="float" office:value="71492000" calcext:value-type="float">
            <text:p>7.15E+07</text:p>
          </table:table-cell>
          <table:table-cell office:value-type="float" office:value="0" calcext:value-type="float">
            <text:p>0.00E+00</text:p>
          </table:table-cell>
          <table:table-cell office:value-type="float" office:value="13100" calcext:value-type="float">
            <text:p>1.31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SATURN </text:p>
          </table:table-cell>
          <table:table-cell office:value-type="float" office:value="1433500000000" calcext:value-type="float">
            <text:p>1.43E+12</text:p>
          </table:table-cell>
          <table:table-cell office:value-type="float" office:value="0" calcext:value-type="float">
            <text:p>0.00E+00</text:p>
          </table:table-cell>
          <table:table-cell office:value-type="float" office:value="5.68E+026" calcext:value-type="float">
            <text:p>5.68E+26</text:p>
          </table:table-cell>
          <table:table-cell office:value-type="float" office:value="60268000" calcext:value-type="float">
            <text:p>6.03E+07</text:p>
          </table:table-cell>
          <table:table-cell office:value-type="float" office:value="0" calcext:value-type="float">
            <text:p>0.00E+00</text:p>
          </table:table-cell>
          <table:table-cell office:value-type="float" office:value="9700" calcext:value-type="float">
            <text:p>9.70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URANUS </text:p>
          </table:table-cell>
          <table:table-cell office:value-type="float" office:value="2872500000000" calcext:value-type="float">
            <text:p>2.87E+12</text:p>
          </table:table-cell>
          <table:table-cell office:value-type="float" office:value="0" calcext:value-type="float">
            <text:p>0.00E+00</text:p>
          </table:table-cell>
          <table:table-cell office:value-type="float" office:value="8.68E+025" calcext:value-type="float">
            <text:p>8.68E+25</text:p>
          </table:table-cell>
          <table:table-cell office:value-type="float" office:value="25559000" calcext:value-type="float">
            <text:p>2.56E+07</text:p>
          </table:table-cell>
          <table:table-cell office:value-type="float" office:value="0" calcext:value-type="float">
            <text:p>0.00E+00</text:p>
          </table:table-cell>
          <table:table-cell office:value-type="float" office:value="6800" calcext:value-type="float">
            <text:p>6.80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NEPTUNE </text:p>
          </table:table-cell>
          <table:table-cell office:value-type="float" office:value="4495100000000" calcext:value-type="float">
            <text:p>4.50E+12</text:p>
          </table:table-cell>
          <table:table-cell office:value-type="float" office:value="0" calcext:value-type="float">
            <text:p>0.00E+00</text:p>
          </table:table-cell>
          <table:table-cell office:value-type="float" office:value="1.02E+026" calcext:value-type="float">
            <text:p>1.02E+26</text:p>
          </table:table-cell>
          <table:table-cell office:value-type="float" office:value="24764000" calcext:value-type="float">
            <text:p>2.48E+07</text:p>
          </table:table-cell>
          <table:table-cell office:value-type="float" office:value="0" calcext:value-type="float">
            <text:p>0.00E+00</text:p>
          </table:table-cell>
          <table:table-cell office:value-type="float" office:value="5400" calcext:value-type="float">
            <text:p>5.40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 PLUTO </text:p>
          </table:table-cell>
          <table:table-cell office:value-type="float" office:value="5906400000000" calcext:value-type="float">
            <text:p>5.91E+12</text:p>
          </table:table-cell>
          <table:table-cell office:value-type="float" office:value="0" calcext:value-type="float">
            <text:p>0.00E+00</text:p>
          </table:table-cell>
          <table:table-cell office:value-type="float" office:value="1.46E+022" calcext:value-type="float">
            <text:p>1.46E+22</text:p>
          </table:table-cell>
          <table:table-cell office:value-type="float" office:value="1185000" calcext:value-type="float">
            <text:p>1.19E+06</text:p>
          </table:table-cell>
          <table:table-cell office:value-type="float" office:value="0" calcext:value-type="float">
            <text:p>0.00E+00</text:p>
          </table:table-cell>
          <table:table-cell office:value-type="float" office:value="4700" calcext:value-type="float">
            <text:p>4.70E+03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0" table:default-cell-style-name="Default"/>
        <table:table-column table:style-name="co24" table:default-cell-style-name="ce9"/>
        <table:table-column table:style-name="co20" table:default-cell-style-name="Default"/>
        <table:table-column table:style-name="co25" table:default-cell-style-name="ce9"/>
        <table:table-column table:style-name="co26" table:default-cell-style-name="Default"/>
        <table:table-column table:style-name="co20" table:default-cell-style-name="Default"/>
        <table:table-column table:style-name="co20" table:default-cell-style-name="ce9"/>
        <table:table-column table:style-name="co20" table:default-cell-style-name="Default"/>
        <table:table-row table:style-name="ro1">
          <table:table-cell office:value-type="string" calcext:value-type="string">
            <text:p>Compar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xPos</text:p>
          </table:table-cell>
          <table:table-cell table:style-name="ce2" office:value-type="string" calcext:value-type="string">
            <text:p>yPos</text:p>
          </table:table-cell>
          <table:table-cell table:style-name="ce7" office:value-type="string" calcext:value-type="string">
            <text:p>Mass (Kg)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uX</text:p>
          </table:table-cell>
          <table:table-cell table:style-name="ce7" office:value-type="string" calcext:value-type="string">
            <text:p>uy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Sun</text:p>
          </table:table-cell>
          <table:table-cell table:style-name="ce7" office:value-type="float" office:value="0" calcext:value-type="float">
            <text:p>0.00E+00</text:p>
          </table:table-cell>
          <table:table-cell table:style-name="ce2" office:value-type="float" office:value="0" calcext:value-type="float">
            <text:p>0.00</text:p>
          </table:table-cell>
          <table:table-cell table:style-name="ce10" office:value-type="float" office:value="1.989E+030" calcext:value-type="float">
            <text:p>1.99E+30</text:p>
          </table:table-cell>
          <table:table-cell table:style-name="ce2" office:value-type="float" office:value="695510000" calcext:value-type="float">
            <text:p>695,510,000.00</text:p>
          </table:table-cell>
          <table:table-cell table:style-name="ce2"/>
          <table:table-cell table:style-name="ce7"/>
          <table:table-cell table:style-name="ce2"/>
        </table:table-row>
        <table:table-row table:style-name="ro1">
          <table:table-cell table:style-name="ce2" office:value-type="string" calcext:value-type="string">
            <text:p> MERCURY </text:p>
          </table:table-cell>
          <table:table-cell table:style-name="ce7" office:value-type="float" office:value="57910000000" calcext:value-type="float">
            <text:p>5.79E+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.3E+023" calcext:value-type="float">
            <text:p>3.30E+23</text:p>
          </table:table-cell>
          <table:table-cell table:style-name="ce10" office:value-type="float" office:value="2439700" calcext:value-type="float">
            <text:p>2.44E+0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7400" calcext:value-type="float">
            <text:p>4.74E+04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VENUS </text:p>
          </table:table-cell>
          <table:table-cell table:style-name="ce7" office:value-type="float" office:value="108200000000" calcext:value-type="float">
            <text:p>1.08E+1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.87E+024" calcext:value-type="float">
            <text:p>4.87E+24</text:p>
          </table:table-cell>
          <table:table-cell table:style-name="ce2" office:value-type="float" office:value="6052000" calcext:value-type="float">
            <text:p>6,052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5000" calcext:value-type="float">
            <text:p>3.50E+04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EARTH </text:p>
          </table:table-cell>
          <table:table-cell table:style-name="ce7" office:value-type="float" office:value="149600000000" calcext:value-type="float">
            <text:p>1.50E+1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.97E+024" calcext:value-type="float">
            <text:p>5.97E+24</text:p>
          </table:table-cell>
          <table:table-cell table:style-name="ce2" office:value-type="float" office:value="6378000" calcext:value-type="float">
            <text:p>6,378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9800" calcext:value-type="float">
            <text:p>2.98E+04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MOON </text:p>
          </table:table-cell>
          <table:table-cell table:style-name="ce7" office:value-type="float" office:value="384000000" calcext:value-type="float">
            <text:p>3.84E+0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.3E+022" calcext:value-type="float">
            <text:p>7.30E+22</text:p>
          </table:table-cell>
          <table:table-cell table:style-name="ce2" office:value-type="float" office:value="1737500" calcext:value-type="float">
            <text:p>1,737,5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000" calcext:value-type="float">
            <text:p>1.00E+03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MARS </text:p>
          </table:table-cell>
          <table:table-cell table:style-name="ce7" office:value-type="float" office:value="227900000000" calcext:value-type="float">
            <text:p>2.28E+1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.42E+023" calcext:value-type="float">
            <text:p>6.42E+23</text:p>
          </table:table-cell>
          <table:table-cell table:style-name="ce2" office:value-type="float" office:value="3396000" calcext:value-type="float">
            <text:p>3,396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4100" calcext:value-type="float">
            <text:p>2.41E+04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JUPITER </text:p>
          </table:table-cell>
          <table:table-cell table:style-name="ce7" office:value-type="float" office:value="778600000000" calcext:value-type="float">
            <text:p>7.79E+1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.898E+027" calcext:value-type="float">
            <text:p>1.90E+27</text:p>
          </table:table-cell>
          <table:table-cell table:style-name="ce2" office:value-type="float" office:value="71492000" calcext:value-type="float">
            <text:p>71,492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100" calcext:value-type="float">
            <text:p>1.31E+04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SATURN </text:p>
          </table:table-cell>
          <table:table-cell table:style-name="ce7" office:value-type="float" office:value="1433500000000" calcext:value-type="float">
            <text:p>1.43E+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.68E+026" calcext:value-type="float">
            <text:p>5.68E+26</text:p>
          </table:table-cell>
          <table:table-cell table:style-name="ce2" office:value-type="float" office:value="60268000" calcext:value-type="float">
            <text:p>60,268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9700" calcext:value-type="float">
            <text:p>9.70E+03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URANUS </text:p>
          </table:table-cell>
          <table:table-cell table:style-name="ce7" office:value-type="float" office:value="2872500000000" calcext:value-type="float">
            <text:p>2.87E+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8.68E+025" calcext:value-type="float">
            <text:p>8.68E+25</text:p>
          </table:table-cell>
          <table:table-cell table:style-name="ce2" office:value-type="float" office:value="25559000" calcext:value-type="float">
            <text:p>25,559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800" calcext:value-type="float">
            <text:p>6.80E+03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NEPTUNE </text:p>
          </table:table-cell>
          <table:table-cell table:style-name="ce7" office:value-type="float" office:value="4495100000000" calcext:value-type="float">
            <text:p>4.50E+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.02E+026" calcext:value-type="float">
            <text:p>1.02E+26</text:p>
          </table:table-cell>
          <table:table-cell table:style-name="ce2" office:value-type="float" office:value="24764000" calcext:value-type="float">
            <text:p>24,764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400" calcext:value-type="float">
            <text:p>5.40E+03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 PLUTO </text:p>
          </table:table-cell>
          <table:table-cell table:style-name="ce7" office:value-type="float" office:value="5906400000000" calcext:value-type="float">
            <text:p>5.91E+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.46E+022" calcext:value-type="float">
            <text:p>1.46E+22</text:p>
          </table:table-cell>
          <table:table-cell table:style-name="ce2" office:value-type="float" office:value="1185000" calcext:value-type="float">
            <text:p>1,185,000.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700" calcext:value-type="float">
            <text:p>4.70E+03</text:p>
          </table:table-cell>
          <table:table-cell table:style-name="ce1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11"/>
          <table:table-cell table:number-columns-repeated="3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22:00:58.653181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10:24:21.313029330</dc:date>
    <meta:editing-duration>PT12H30M20S</meta:editing-duration>
    <meta:editing-cycles>4</meta:editing-cycles>
    <meta:generator>LibreOffice/6.0.7.3$Linux_X86_64 LibreOffice_project/00m0$Build-3</meta:generator>
    <meta:document-statistic meta:table-count="4" meta:cell-count="502" meta:object-count="0"/>
  </office:meta>
</office:document-meta>
</file>